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d5ac"/>
    </style:style>
    <style:style style:name="P2" style:family="paragraph" style:parent-style-name="Standard">
      <style:text-properties fo:font-size="16pt" officeooo:rsid="000dd5ac" officeooo:paragraph-rsid="000dd5ac" style:font-size-asian="16pt" style:font-size-complex="16pt"/>
    </style:style>
    <style:style style:name="P3" style:family="paragraph" style:parent-style-name="Standard">
      <style:text-properties fo:font-size="24pt" officeooo:rsid="000dd5ac" officeooo:paragraph-rsid="000dd5ac" style:font-size-asian="24pt" style:font-size-complex="24pt"/>
    </style:style>
    <style:style style:name="T1" style:family="text">
      <style:text-properties fo:font-size="24pt" officeooo:rsid="00097090" style:font-size-asian="24pt" style:font-size-complex="24pt"/>
    </style:style>
    <style:style style:name="T2" style:family="text">
      <style:text-properties fo:font-size="24pt" officeooo:rsid="000dd5ac" style:font-size-asian="24pt" style:font-size-complex="24pt"/>
    </style:style>
    <style:style style:name="T3" style:family="text">
      <style:text-properties officeooo:rsid="000ddc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ASSIGNMENT <text:s/></text:span><text:span text:style-name="T2">3</text:span></text:p>
      <text:p text:style-name="P3"/>
      <text:p text:style-name="P2">1. Does ANSI recognize the data type DATE?</text:p>
      <text:p text:style-name="P2"/>
      <text:p text:style-name="P2">-&gt; <text:span text:style-name="T3">No</text:span> DATE is <text:span text:style-name="T3">not </text:span>recognized by American National Standards Institute <text:span text:style-name="T3">only int and char are recognized by ANSI.</text:span></text:p>
      <text:p text:style-name="P2"/>
      <text:p text:style-name="P2">2. Which Subdivision of SQL is used to insert values in tables?</text:p>
      <text:p text:style-name="P2"/>
      <text:p text:style-name="P2">-&gt; SQL has 4 Subdivisions DDL,DML,DCL,DQL</text:p>
      <text:p text:style-name="P2"><text:s text:c="5"/>INSERT falls in Data Manipulation Language Subdivision.</text:p>
      <text:p text:style-name="P2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3:07:17.313621453</meta:creation-date>
    <dc:date>2023-09-14T01:17:16.924301649</dc:date>
    <meta:editing-duration>PT6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54" meta:character-count="335" meta:non-whitespace-character-count="276"/>
  </office:meta>
</office:document-meta>
</file>